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9.3833in" table:align="margins"/>
    </style:style>
    <style:style style:name="Table1.A" style:family="table-column">
      <style:table-column-properties style:column-width="2.6215in" style:rel-column-width="18309*"/>
    </style:style>
    <style:style style:name="Table1.B" style:family="table-column">
      <style:table-column-properties style:column-width="2.0701in" style:rel-column-width="14458*"/>
    </style:style>
    <style:style style:name="Table1.C" style:family="table-column">
      <style:table-column-properties style:column-width="2.3458in" style:rel-column-width="16383*"/>
    </style:style>
    <style:style style:name="Table1.D" style:family="table-column">
      <style:table-column-properties style:column-width="2.3458in" style:rel-column-width="1638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" fo:font-size="40pt" fo:font-style="normal" officeooo:rsid="0027a3d5" officeooo:paragraph-rsid="002b9b3f" style:font-size-asian="40pt" style:font-style-asian="normal" style:font-size-complex="40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40pt" fo:font-style="normal" officeooo:rsid="002cd839" officeooo:paragraph-rsid="002cd839" style:font-size-asian="40pt" style:font-style-asian="normal" style:font-size-complex="40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40pt" fo:font-style="normal" officeooo:rsid="002cd839" officeooo:paragraph-rsid="002cd839" style:font-size-asian="40pt" style:font-style-asian="normal" style:font-size-complex="40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20pt" fo:font-style="normal" officeooo:rsid="002cd839" officeooo:paragraph-rsid="002cd839" style:font-size-asian="17.5pt" style:font-style-asian="normal" style:font-size-complex="20pt" style:font-style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DejaVu Sans" fo:font-size="16pt" officeooo:rsid="002cd839" officeooo:paragraph-rsid="002cd839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DejaVu Sans" fo:font-size="16pt" style:font-size-asian="16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DejaVu Sans" fo:font-size="16pt" officeooo:rsid="00324970" officeooo:paragraph-rsid="00324970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6pt" style:font-size-asian="16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16pt" officeooo:rsid="00332a3f" officeooo:paragraph-rsid="00332a3f" style:font-size-asian="16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16pt" style:font-size-asian="16pt" style:font-size-complex="16pt"/>
    </style:style>
    <style:style style:name="T1" style:family="text">
      <style:text-properties officeooo:rsid="003249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IGHT</text:span> TOOL DRAWE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78846290624">
          <table:table-cell table:style-name="Table1.A1" office:value-type="string">
            <text:p text:style-name="P5">Item</text:p>
          </table:table-cell>
          <table:table-cell table:style-name="Table1.A1" office:value-type="string">
            <text:p text:style-name="P5">Manufacturer</text:p>
          </table:table-cell>
          <table:table-cell table:style-name="Table1.A1" office:value-type="string">
            <text:p text:style-name="P5">Part number</text:p>
          </table:table-cell>
          <table:table-cell table:style-name="Table1.D1" office:value-type="string">
            <text:p text:style-name="P5">Note</text:p>
          </table:table-cell>
        </table:table-row>
        <table:table-row table:style-name="TableLine94678847134240">
          <table:table-cell table:style-name="Table1.A2" office:value-type="string">
            <text:p text:style-name="P7">Flush cutters</text:p>
          </table:table-cell>
          <table:table-cell table:style-name="Table1.A2" office:value-type="string">
            <text:p text:style-name="P7">Hakko</text:p>
          </table:table-cell>
          <table:table-cell table:style-name="Table1.A2" office:value-type="string">
            <text:p text:style-name="P7">CHP-170</text:p>
          </table:table-cell>
          <table:table-cell table:style-name="Table1.D2" office:value-type="string">
            <text:p text:style-name="P7">Red and black</text:p>
          </table:table-cell>
        </table:table-row>
        <table:table-row table:style-name="TableLine94678847137088">
          <table:table-cell table:style-name="Table1.A2" office:value-type="string">
            <text:p text:style-name="P7">IC extraction tool</text:p>
          </table:table-cell>
          <table:table-cell table:style-name="Table1.A2" office:value-type="string">
            <text:p text:style-name="P7">Duratools</text:p>
          </table:table-cell>
          <table:table-cell table:style-name="Table1.A2" office:value-type="string">
            <text:p text:style-name="P7">ICET-4641</text:p>
          </table:table-cell>
          <table:table-cell table:style-name="Table1.D2" office:value-type="string">
            <text:p text:style-name="P5"/>
          </table:table-cell>
        </table:table-row>
        <table:table-row table:style-name="TableLine94678847137984">
          <table:table-cell table:style-name="Table1.A2" office:value-type="string">
            <text:p text:style-name="P7">Scissors</text:p>
          </table:table-cell>
          <table:table-cell table:style-name="Table1.A2" office:value-type="string">
            <text:p text:style-name="P7">Excelta</text:p>
          </table:table-cell>
          <table:table-cell table:style-name="Table1.A2" office:value-type="string">
            <text:p text:style-name="P7">298A</text:p>
          </table:table-cell>
          <table:table-cell table:style-name="Table1.D2" office:value-type="string">
            <text:p text:style-name="P7">In green sheath</text:p>
          </table:table-cell>
        </table:table-row>
        <table:table-row table:style-name="TableLine94678847139040">
          <table:table-cell table:style-name="Table1.A2" office:value-type="string">
            <text:p text:style-name="P7">Slim-nose pliers</text:p>
          </table:table-cell>
          <table:table-cell table:style-name="Table1.A2" office:value-type="string">
            <text:p text:style-name="P7">Weller</text:p>
          </table:table-cell>
          <table:table-cell table:style-name="Table1.A2" office:value-type="string">
            <text:p text:style-name="P7">LN542N</text:p>
          </table:table-cell>
          <table:table-cell table:style-name="Table1.D2" office:value-type="string">
            <text:p text:style-name="P7">Light blue handle</text:p>
          </table:table-cell>
        </table:table-row>
        <table:table-row table:style-name="TableLine94678847140176">
          <table:table-cell table:style-name="Table1.A2" office:value-type="string">
            <text:p text:style-name="P7">Tweezers</text:p>
          </table:table-cell>
          <table:table-cell table:style-name="Table1.A2" office:value-type="string">
            <text:p text:style-name="P7">Excelta</text:p>
          </table:table-cell>
          <table:table-cell table:style-name="Table1.A2" office:value-type="string">
            <text:p text:style-name="P7">2A-SA-SE</text:p>
          </table:table-cell>
          <table:table-cell table:style-name="Table1.D2" office:value-type="string">
            <text:p text:style-name="P7">Non magnetic</text:p>
          </table:table-cell>
        </table:table-row>
        <table:table-row table:style-name="TableLine94678847141184">
          <table:table-cell table:style-name="Table1.A2" office:value-type="string">
            <text:p text:style-name="P7">Wire strippers</text:p>
          </table:table-cell>
          <table:table-cell table:style-name="Table1.A2" office:value-type="string">
            <text:p text:style-name="P7">Greenlee</text:p>
          </table:table-cell>
          <table:table-cell table:style-name="Table1.A2" office:value-type="string">
            <text:p text:style-name="P7">PA1161</text:p>
          </table:table-cell>
          <table:table-cell table:style-name="Table1.D2" office:value-type="string">
            <text:p text:style-name="P7">Green handle</text:p>
          </table:table-cell>
        </table:table-row>
        <table:table-row table:style-name="TableLine94678847142240">
          <table:table-cell table:style-name="Table1.A2" office:value-type="string">
            <text:p text:style-name="P9">Wire strippers</text:p>
          </table:table-cell>
          <table:table-cell table:style-name="Table1.A2" office:value-type="string">
            <text:p text:style-name="P9">Ideal</text:p>
          </table:table-cell>
          <table:table-cell table:style-name="Table1.A2" office:value-type="string">
            <text:p text:style-name="P6">45-121</text:p>
          </table:table-cell>
          <table:table-cell table:style-name="Table1.D2" office:value-type="string">
            <text:p text:style-name="P9">Yellow handle</text:p>
          </table:table-cell>
        </table:table-row>
        <table:table-row table:style-name="TableLine94678847143296">
          <table:table-cell table:style-name="Table1.A2" office:value-type="string">
            <text:p text:style-name="P9">Trimpot adjust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5"/>
          </table:table-cell>
        </table:table-row>
        <table:table-row table:style-name="TableLine94678847144272">
          <table:table-cell table:style-name="Table1.A2" office:value-type="string">
            <text:p text:style-name="P9">Pry tool</text:p>
          </table:table-cell>
          <table:table-cell table:style-name="Table1.A2" office:value-type="string">
            <text:p text:style-name="P9">IFixit</text:p>
          </table:table-cell>
          <table:table-cell table:style-name="Table1.A2" office:value-type="string">
            <text:p text:style-name="P8">145259-1</text:p>
          </table:table-cell>
          <table:table-cell table:style-name="Table1.D2" office:value-type="string">
            <text:p text:style-name="P5"/>
          </table:table-cell>
        </table:table-row>
      </table:table>
      <text:p text:style-name="P4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AR PL KaitiM GB" style:font-family-asian="'AR PL KaitiM GB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order="0.06pt solid #000000" fo:padding="0.02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hatch-solid="false" style:footnote-max-height="0in" loext:margin-gutter="0in">
        <style:columns fo:column-count="1" fo:column-gap="0in">
          <style:column-sep style:width="0.002in" style:color="#000000" style:height="0%" style:style="none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fill-hatch-solid="false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30T10:08:40.641533299</meta:creation-date>
    <meta:generator>LibreOffice/7.3.0.2$Linux_X86_64 LibreOffice_project/30$Build-2</meta:generator>
    <dc:date>2022-01-25T11:59:53.573768511</dc:date>
    <meta:editing-duration>PT27M25S</meta:editing-duration>
    <meta:editing-cycles>17</meta:editing-cycles>
    <meta:document-statistic meta:table-count="1" meta:image-count="0" meta:object-count="0" meta:page-count="1" meta:paragraph-count="36" meta:word-count="56" meta:character-count="350" meta:non-whitespace-character-count="330"/>
  </office:meta>
</office:document-meta>
</file>